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ListParagraph" style:list-style-name="LFO2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ListParagraph" style:list-style-name="LFO2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8" style:parent-style-name="ListParagraph" style:list-style-name="LFO9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ListParagraph" style:list-style-name="LFO9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ListParagraph" style:list-style-name="LFO9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ListParagraph" style:list-style-name="LFO9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17" style:parent-style-name="ListParagraph" style:list-style-name="LFO4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ListParagraph" style:list-style-name="LFO4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ListParagraph" style:list-style-name="LFO4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ListParagraph" style:list-style-name="LFO4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26" style:parent-style-name="ListParagraph" style:list-style-name="LFO5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ListParagraph" style:list-style-name="LFO5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31" style:parent-style-name="ListParagraph" style:list-style-name="LFO6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ListParagraph" style:list-style-name="LFO6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36" style:parent-style-name="ListParagraph" style:list-style-name="LFO7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ListParagraph" style:list-style-name="LFO7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41" style:parent-style-name="ListParagraph" style:list-style-name="LFO8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ListParagraph" style:list-style-name="LFO8" style:family="paragraph"/>
    <style:style style:name="T44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Identify component and interface</text:p>
      <text:list text:style-name="LFO1" text:continue-numbering="true">
        <text:list-item>
          <text:p text:style-name="P2">Stock data retrieval and management system</text:p>
        </text:list-item>
      </text:list>
      <text:list text:style-name="LFO2" text:continue-numbering="true">
        <text:list-item>
          <text:p text:style-name="P3"><text:span text:style-name="T4">Component:</text:span><text:s/>Data Aggregator (fetching, storing, providing historical stock data, real time data, and trends).</text:p>
        </text:list-item>
        <text:list-item>
          <text:p text:style-name="P5"><text:span text:style-name="T6">Interface:</text:span><text:s/>API (Accessing stock data, provide stock data for comparison, historical tracking, and real time alerts).</text:p>
        </text:list-item>
      </text:list>
      <text:list text:style-name="LFO1" text:continue-numbering="true">
        <text:list-item>
          <text:p text:style-name="P7">User interface, dashboard</text:p>
        </text:list-item>
      </text:list>
      <text:list text:style-name="LFO9" text:continue-numbering="true">
        <text:list-item>
          <text:p text:style-name="P8"><text:span text:style-name="T9">Component:</text:span><text:s/>Stock comparison dashboard (displays stock data comparison dashboard with historical trends and charts)</text:p>
        </text:list-item>
        <text:list-item>
          <text:p text:style-name="P10"><text:span text:style-name="T11">Interface:</text:span><text:s/>web interface with interactive charts, date range selector, stock symbol entry. (Analyse trends, compare stocks and track multiple investments.)</text:p>
        </text:list-item>
        <text:list-item>
          <text:p text:style-name="P12"><text:span text:style-name="T13">Component:</text:span><text:s/>customise alerts dashboard (Alerts for price changing or specific stock movement)</text:p>
        </text:list-item>
        <text:list-item>
          <text:p text:style-name="P14"><text:span text:style-name="T15">Interface:</text:span><text:s/>from inputs for setting alert conditions, notifications<text:s/>interface (email, SMS, push notifications for price changes, portfolio performance, receive timely stock alerts).</text:p>
        </text:list-item>
      </text:list>
      <text:list text:style-name="LFO1" text:continue-numbering="true">
        <text:list-item>
          <text:p text:style-name="P16">API integration layer</text:p>
        </text:list-item>
      </text:list>
      <text:list text:style-name="LFO4" text:continue-numbering="true">
        <text:list-item>
          <text:p text:style-name="P17"><text:span text:style-name="T18">Component:</text:span><text:s/>stock data API (provides endpoints to fetch data: current prices, historical performance, etc.).</text:p>
        </text:list-item>
        <text:list-item>
          <text:p text:style-name="P19"><text:span text:style-name="T20">Interface:</text:span><text:s/>Swagger for API, JSON, ERSTful API (allow seamless integration of stock data into external application)<text:s/></text:p>
        </text:list-item>
        <text:list-item>
          <text:p text:style-name="P21"><text:span text:style-name="T22">Component:</text:span><text:s/>authentication and user management (handle user sign up, login, and access control)</text:p>
        </text:list-item>
        <text:list-item>
          <text:p text:style-name="P23"><text:span text:style-name="T24">Interface:</text:span><text:s/>login/logout endpoints<text:s/>(secure login for users).</text:p>
        </text:list-item>
      </text:list>
      <text:list text:style-name="LFO1" text:continue-numbering="true">
        <text:list-item>
          <text:p text:style-name="P25">Reporting system</text:p>
        </text:list-item>
      </text:list>
      <text:list text:style-name="LFO5" text:continue-numbering="true">
        <text:list-item>
          <text:p text:style-name="P26"><text:span text:style-name="T27">Component:</text:span><text:s/>Report generation tools (generate stock performance report based on comparison and trends).</text:p>
        </text:list-item>
        <text:list-item>
          <text:p text:style-name="P28"><text:span text:style-name="T29">Interface:<text:s/></text:span>button for report export (generate exportable report).<text:s/></text:p>
        </text:list-item>
      </text:list>
      <text:list text:style-name="LFO1" text:continue-numbering="true">
        <text:list-item>
          <text:p text:style-name="P30">Real time stock price alerting</text:p>
        </text:list-item>
      </text:list>
      <text:list text:style-name="LFO6" text:continue-numbering="true">
        <text:list-item>
          <text:p text:style-name="P31"><text:span text:style-name="T32">Component:</text:span><text:s/>notification engine (send real time notifications when stocks hit specific thresholds.)</text:p>
        </text:list-item>
        <text:list-item>
          <text:p text:style-name="P33"><text:span text:style-name="T34">Interface:</text:span><text:s/>desktop notification system (via web push, email, or SMS).</text:p>
        </text:list-item>
      </text:list>
      <text:list text:style-name="LFO1" text:continue-numbering="true">
        <text:list-item>
          <text:p text:style-name="P35">Mobile application interface</text:p>
        </text:list-item>
      </text:list>
      <text:list text:style-name="LFO7" text:continue-numbering="true">
        <text:list-item>
          <text:p text:style-name="P36"><text:span text:style-name="T37">Component:</text:span><text:s/>mobile application for stock data and alerts (display stock data, portfolio management, provide alert notifications).</text:p>
        </text:list-item>
        <text:list-item>
          <text:p text:style-name="P38"><text:span text:style-name="T39">Interface:</text:span><text:s/>mobile application for IOS/Android (Allow users to access stock data and alerts on the go).</text:p>
        </text:list-item>
      </text:list>
      <text:list text:style-name="LFO1" text:continue-numbering="true">
        <text:list-item>
          <text:p text:style-name="P40">Data visualization and insights engine</text:p>
        </text:list-item>
      </text:list>
      <text:list text:style-name="LFO8" text:continue-numbering="true">
        <text:list-item>
          <text:p text:style-name="P41"><text:span text:style-name="T42">Component:</text:span><text:s/>AI insights for stock predictions (Provides insight or predictions on stock trends based on historical<text:s/>data and<text:s/>AI analysis).</text:p>
        </text:list-item>
        <text:list-item>
          <text:p text:style-name="P43"><text:span text:style-name="T44">Interface:</text:span><text:s/>AI based insights on the dashboard, data analysis reports (user can make smarter investment decisions)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hbouba Rezaei (Student)</meta:initial-creator>
    <dc:creator>Mahbouba Rezaei (Student)</dc:creator>
    <meta:creation-date>2025-02-08T12:05:00Z</meta:creation-date>
    <dc:date>2025-02-08T13:45:00Z</dc:date>
    <meta:template xlink:href="Normal" xlink:type="simple"/>
    <meta:editing-cycles>3</meta:editing-cycles>
    <meta:editing-duration>PT6000S</meta:editing-duration>
    <meta:document-statistic meta:page-count="1" meta:paragraph-count="4" meta:word-count="330" meta:character-count="2210" meta:row-count="15" meta:non-whitespace-character-count="1884"/>
  </office:meta>
</office:document-meta>
</file>